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C000002AD72166BC0B7DC49BB.png" manifest:media-type="image/png"/>
  <manifest:file-entry manifest:full-path="Pictures/100000010000073C000002AD2C45667E154748B6.png" manifest:media-type="image/png"/>
  <manifest:file-entry manifest:full-path="Pictures/1000000100000731000004000CE3D7565AE539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12.661cm" draw:z-index="0"><draw:image xlink:href="Pictures/1000000100000731000004000CE3D7565AE539F2.png" xlink:type="simple" xlink:show="embed" xlink:actuate="onLoad" draw:mime-type="image/png"/></draw:frame><draw:frame draw:style-name="fr1" draw:name="Image2" text:anchor-type="char" svg:x="-0.026cm" svg:y="13.282cm" svg:width="17cm" svg:height="6.287cm" draw:z-index="1"><draw:image xlink:href="Pictures/100000010000073C000002AD2C45667E154748B6.png" xlink:type="simple" xlink:show="embed" xlink:actuate="onLoad" draw:mime-type="image/png"/></draw:frame><draw:frame draw:style-name="fr1" draw:name="Image3" text:anchor-type="char" svg:x="0cm" svg:y="20.516cm" svg:width="17cm" svg:height="5.004cm" draw:z-index="2"><draw:image xlink:href="Pictures/100000010000073C000002AD72166BC0B7DC49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8:11:41.770390093</meta:creation-date>
    <dc:date>2023-11-24T22:12:01.148767554</dc:date>
    <meta:editing-duration>PT3H50M9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